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hitney" svg:font-family="Whitney,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style>
    <style:style style:name="P2" style:family="paragraph" style:parent-style-name="Standard">
      <style:text-properties fo:font-variant="normal" fo:text-transform="none" fo:color="#000000" style:font-name="inherit" fo:font-size="12pt" fo:letter-spacing="normal" fo:font-style="normal" fo:font-weight="normal"/>
    </style:style>
    <style:style style:name="P3" style:family="paragraph" style:parent-style-name="Standard">
      <style:paragraph-properties fo:margin-left="2.117cm" fo:margin-right="0cm" fo:margin-top="0cm" fo:margin-bottom="0cm" fo:line-height="137%"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4" style:family="paragraph" style:parent-style-name="Text_20_body">
      <style:text-properties fo:font-weight="normal"/>
    </style:style>
    <style:style style:name="P5" style:family="paragraph" style:parent-style-name="Text_20_body" style:list-style-name="L1"/>
    <style:style style:name="P6" style:family="paragraph" style:parent-style-name="Text_20_body" style:list-style-name="L1">
      <style:paragraph-properties fo:margin-top="0cm" fo:margin-bottom="0cm"/>
    </style:style>
    <style:style style:name="P7" style:family="paragraph" style:parent-style-name="Heading_20_4">
      <style:text-properties fo:font-weight="normal"/>
    </style:style>
    <style:style style:name="T1" style:family="text">
      <style:text-properties fo:font-weight="normal"/>
    </style:style>
    <style:style style:name="T2" style:family="text">
      <style:text-properties fo:font-weight="normal" fo:background-color="#e6ecf9"/>
    </style:style>
    <style:style style:name="T3" style:family="text">
      <style:text-properties fo:font-variant="normal" fo:text-transform="none" fo:color="#dcddde" style:font-name="Whitney" fo:font-size="12pt" fo:letter-spacing="normal" fo:font-style="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 a une vaste documentation et une grande communauté très active. <text:span text:style-name="T1">Il est évident que certaines fonctionnalités sont meilleures dans Kotlin alors que pour d’autres, il est avantageux d’utiliser Java. Par exemple : </text:span></text:p>
      <text:p text:style-name="P1"/>
      <text:p text:style-name="Standard"><text:span text:style-name="T1">Kotlin n'a aucune disposition pour</text:span> <text:span text:style-name="Emphasis"><text:span text:style-name="T1">les membres statiques</text:span></text:span> <text:span text:style-name="T1">. </text:span></text:p>
      <text:p text:style-name="P1"/>
      <text:p text:style-name="Standard"><text:span text:style-name="T1">Java a un </text:span><text:span text:style-name="Emphasis"><text:span text:style-name="T1">opérateur ternaire</text:span></text:span><text:span text:style-name="T1"> . </text:span></text:p>
      <text:p text:style-name="P1"/>
      <text:p text:style-name="Standard"><text:span text:style-name="T1">L</text:span><text:span text:style-name="Emphasis"><text:span text:style-name="T1">es champs non privés</text:span></text:span><text:span text:style-name="T1"> ou </text:span><text:span text:style-name="Emphasis"><text:span text:style-name="T1">publics</text:span></text:span><text:span text:style-name="T1"> de Java sont utiles dans les scénarios dans lesquels les </text:span><text:span text:style-name="Emphasis"><text:span text:style-name="T1">appelants</text:span></text:span><text:span text:style-name="T1"> d'un </text:span><text:span text:style-name="Emphasis"><text:span text:style-name="T1">objet</text:span></text:span><text:span text:style-name="T1"> doivent modifier leur représentation en conséquence. Cela signifie simplement que de tels </text:span><text:span text:style-name="Emphasis"><text:span text:style-name="T1">champs</text:span></text:span><text:span text:style-name="T1"> exposent la représentation d'un </text:span><text:span text:style-name="Emphasis"><text:span text:style-name="T1">objet</text:span></text:span><text:span text:style-name="T1"> aux </text:span><text:span text:style-name="Emphasis"><text:span text:style-name="T1">appelants</text:span></text:span><text:span text:style-name="T1"> . Kotlin n'a pas de </text:span><text:span text:style-name="Emphasis"><text:span text:style-name="T1">champs non privés</text:span></text:span><text:span text:style-name="T1"> .</text:span></text:p>
      <text:p text:style-name="P1"/>
      <text:p text:style-name="Standard"><text:span text:style-name="T1">Les </text:span><text:span text:style-name="Emphasis"><text:span text:style-name="T1">conversions avec élargissement implicite</text:span></text:span><text:span text:style-name="T1"> des nombres en Kotlin ne sont pas prises en charge. Ainsi, </text:span><text:span text:style-name="Emphasis"><text:span text:style-name="T1">les types plus petits</text:span></text:span><text:span text:style-name="T1"> ne peuvent pas être convertis en </text:span><text:span text:style-name="Emphasis"><text:span text:style-name="T1">types plus grands</text:span></text:span><text:span text:style-name="T1"> . Alors que Java prend en charge les </text:span><text:span text:style-name="Emphasis"><text:span text:style-name="T1">conversions implicites</text:span></text:span><text:span text:style-name="T1"> , Kotlin doit effectuer une conversion explicite afin de réaliser la conversion. </text:span></text:p>
      <text:p text:style-name="P1"/>
      <text:p text:style-name="Text_20_body"><text:span text:style-name="T1">Si le développeur estime que </text:span><text:span text:style-name="Emphasis"><text:span text:style-name="T1">les exceptions vérifiées</text:span></text:span><text:span text:style-name="T1"> encouragent </text:span><text:span text:style-name="Emphasis"><text:span text:style-name="T1">la récupération des erreurs</text:span></text:span><text:span text:style-name="T1"> et la création de code robuste, Java sera préférable car Kotlin <text:s/>n’a aucune disposition pour </text:span><text:span text:style-name="Emphasis"><text:span text:style-name="T1">les exceptions vérifiées</text:span></text:span><text:span text:style-name="T1"> .</text:span></text:p>
      <text:p text:style-name="P4">Pour l'instant, tout le SDK d'Android est écrit en Java.</text:p>
      <text:p text:style-name="P1"/>
      <text:p text:style-name="Text_20_body"><text:span text:style-name="T2">Quelles que soient les différences entre les deux langages de programmation, ils sont totalement interopérables.</text:span><text:span text:style-name="T1"> Java et Kotlin sont tous deux compilés en bytecode. Cela signifie qu'il est possible d'appeler du code Java à partir de Kotlin et inversement. Il y a même un copié/collé dans Android Studio qui permet de copier un code Java et de le coller en Kotlin, avec conversion automatique.</text:span></text:p>
      <text:p text:style-name="P4">Mais voilà, Java a une vaste documentation et une grande communauté très active. En cas de problème, on peut le résoudre plus facilement en travaillant en Java. "N'oublions pas que Kotlin reste jeune, et sa communauté de développeurs encore relativement petite."</text:p>
      <text:p text:style-name="Text_20_body">Tout comme pour les logiciels de build Maven ou Gradle. Et côté <text:a xlink:type="simple" xlink:href="https://www.journaldunet.fr/web-tech/dictionnaire-du-webmastering/1203355-framework/" text:style-name="Internet_20_link" text:visited-style-name="Visited_20_Internet_20_Link">framework</text:a>, Spring commence à prendre le chemin de Kotlin.</text:p>
      <text:p text:style-name="P4">"En matière d'analyseurs de code en revanche, il y a pour l'instant peu de solutions adaptées. </text:p>
      <text:p text:style-name="P4"/>
      <text:p text:style-name="P4"/>
      <text:h text:style-name="P7" text:outline-level="4">Inconvénients du langage de programmation Kotlin:</text:h>
      <text:list xml:id="list6611073492929960533" text:style-name="L1">
        <text:list-item>
          <text:p text:style-name="P6">Ressources d'apprentissage limitées car il s'agit d'une petite et nouvelle communauté </text:p>
        </text:list-item>
        <text:list-item>
          <text:p text:style-name="P6">Passer de Java à Kotlin pour votre équipe peut devenir un défi. </text:p>
        </text:list-item>
        <text:list-item>
          <text:p text:style-name="P5">Trouver des développeurs Kotlin semble plus difficile que les développeurs Java</text:p>
        </text:list-item>
      </text:list>
      <text:p text:style-name="P4"/>
      <text:p text:style-name="P4"/>
      <text:p text:style-name="P2">Je pense que l'argumentation se base sur la réalité professionnel. Par exemple "manque de compétences en interne", si on part sur du Java actuellement ce sera plus rapide pour nous. Si on souhaite évoluer plus tard vers du Kotlin ce sera possible. Si demain on perd un développeur, on pourra facilement en retrouver un (ce qui n'est pas le cas de Kotlin), etc. ...(modifié)</text:p>
      <text:p text:style-name="P3"><text:soft-page-break/>C'est l'inconvénient de tout les métiers IT ... Tout va très vite, ce n'est pas évident d'évoluer en même temps que les techno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hitney" svg:font-family="Whitney,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im Caniia</meta:initial-creator>
    <meta:creation-date>2019-11-21T09:27:14.34</meta:creation-date>
    <dc:date>2019-11-28T14:01:03.04</dc:date>
    <dc:creator>Uim Caniia</dc:creator>
    <meta:editing-duration>PT2H14M12S</meta:editing-duration>
    <meta:editing-cycles>3</meta:editing-cycles>
    <meta:generator>OpenOffice/4.1.5$Win32 OpenOffice.org_project/415m1$Build-9789</meta:generator>
    <meta:document-statistic meta:table-count="0" meta:image-count="0" meta:object-count="0" meta:page-count="2" meta:paragraph-count="17" meta:word-count="461" meta:character-count="2843"/>
  </office:meta>
</office:document-meta>
</file>